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4"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5" style:family="paragraph" style:parent-style-name="Standard">
      <style:paragraph-properties fo:text-align="justify" style:justify-single-word="false"/>
      <style:text-properties fo:language="en" fo:country="CA"/>
    </style:style>
    <style:style style:name="P6" style:family="paragraph" style:parent-style-name="Standard" style:list-style-name="L1">
      <style:paragraph-properties fo:text-align="justify" style:justify-single-word="false"/>
      <style:text-properties fo:language="en" fo:country="CA"/>
    </style:style>
    <style:style style:name="P7" style:family="paragraph" style:parent-style-name="Standard" style:list-style-name="L2">
      <style:paragraph-properties fo:text-align="justify" style:justify-single-word="false"/>
      <style:text-properties fo:language="en" fo:country="CA"/>
    </style:style>
    <style:style style:name="P8" style:family="paragraph" style:parent-style-name="Standard" style:list-style-name="L3">
      <style:paragraph-properties fo:text-align="justify" style:justify-single-word="false"/>
      <style:text-properties fo:language="en" fo:country="CA"/>
    </style:style>
    <style:style style:name="P9"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10"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fo:language="en" fo:country="CA"/>
    </style:style>
    <style:style style:name="T10" style:family="text">
      <style:text-properties style:font-name="Times New Roman" fo:font-weight="normal" style:font-weight-asian="normal" style:font-weight-complex="normal"/>
    </style:style>
    <style:style style:name="T11" style:family="text">
      <style:text-properties style:font-name="Courier New" fo:font-weight="bold" style:font-weight-asian="bold" style:font-weight-complex="bold"/>
    </style:style>
    <style:style style:name="T12" style:family="text">
      <style:text-properties style:font-name="Courier New" fo:font-style="italic" fo:font-weight="bold" style:font-style-asian="italic" style:font-weight-asian="bold" style:font-style-complex="italic" style:font-weight-complex="bold"/>
    </style:style>
    <style:style style:name="T13" style:family="text">
      <style:text-properties style:font-name="Times New Roman"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10/05/08 </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9">Probably, w</text:span>e will be adding <text:span text:style-name="T9">more </text:span>capabilities as needs arise.</text:p>
      <text:p text:style-name="P1"/>
      <text:h text:style-name="Heading_20_1" text:outline-level="1">Preparation</text:h>
      <text:p text:style-name="P1"/>
      <text:p text:style-name="P1">Compile and download. All nodes in the test <text:span text:style-name="T9">setup </text:span>run the same code. They tell their IDs <text:span text:style-name="T9">(which should be different) </text:span>based on the <text:span text:style-name="T9">flashed</text:span> HOST_ID, whose interpretation is similar to, say, EcoNet. Use <text:span text:style-name="T1">genimage</text:span> to create downloadable images from the generic compilation output.</text:p>
      <text:p text:style-name="P1"/>
      <text:p text:style-name="P1">The <text:span text:style-name="T9">N</text:span>ode ID, via which <text:span text:style-name="T9">a </text:span>node can be referenced, is the lower half of HOST_ID, which corresponds to the <text:span text:style-name="T9">"Node n</text:span>umber<text:span text:style-name="T9">"</text:span> as inserted by <text:span text:style-name="T1">genimage</text:span>. The <text:span text:style-name="T1">prefix</text:span> part, i.e., the upper half of HOST_ID encodes some startup parameters as follows:</text:p>
      <text:p text:style-name="P1"/>
      <text:p text:style-name="P1"><text:tab/><text:span text:style-name="T7">16<text:tab/><text:tab/> <text:s text:c="5"/>8 </text:span><text:span text:style-name="T9"><text:s/></text:span><text:span text:style-name="T7">7 <text:tab/><text:tab/><text:tab/> 0</text:span></text:p>
      <text:p text:style-name="P4"><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formally, can be any number from 0 to 255. Bits 8-10 encode the initial setting of transmitter power (0 - 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3"><text:s text:c="4"/>Node: 19, NetId: F610, Channel: 6, XPower: 7, Powerup, Active</text:p>
      <text:p text:style-name="P3"><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 Here is one of them:</text:p>
      <text:p text:style-name="P2"/>
      <text:p text:style-name="P2"><text:tab/><text:span text:style-name="T3">s [mindel [maxdel [minpl [maxpl]]]]</text:span></text:p>
      <text:p text:style-name="P2"/>
      <text:p text:style-name="P2">All parameters (four unsigned numbers) are optional. The command puts the node into active state whereby it will be transmitting so-called "measurement packets" at prescribed intervals. The idea is that nodes receiving such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ation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41570593" text:style-name="L1">
        <text:list-item>
          <text:p text:style-name="P6">If the specified minimum is less than 256, it will be set to 256.</text:p>
          <text:p text:style-name="P6"/>
        </text:list-item>
        <text:list-item>
          <text:p text:style-name="P6">If the specified maximum is less than the minimum, it will be set to the minimum. This also applies to the case when only the minimum is specified and the previous setting of the maximum turns out to be less than the new minimum.</text:p>
          <text:p text:style-name="P6"/>
        </text:list-item>
        <text:list-item>
          <text:p text:style-name="P6">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Whatever you specify for the packet length, the praxis will make sure that the actually assumed minimum is not less than the required minimum and that the assumed maximum is not less than the assumed minimum.</text:p>
      <text:p text:style-name="P2"/>
      <text:p text:style-name="P2"><text:soft-page-break/>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i.e., 4 in the present version) and can be changed at compilation. Thus, the minimum length of a measurement packet, in bytes, including the CRC, is 10 + 2 x <text:span text:style-name="T1">N</text:span>, where <text:span text:style-name="T1">N</text:span> is the number of sensors. This amounts to 18 in the present version. If your specified <text:span text:style-name="T1">minpl</text:span>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problem.</text:p>
      <text:p text:style-name="P2"/>
      <text:p text:style-name="P2">The node's transmitter can be stopped (the node rendered inactive) with this command:</text:p>
      <text:p text:style-name="P2"/>
      <text:p text:style-name="P2"><text:tab/><text:span text:style-name="T3">q</text:span></text:p>
      <text:p text:style-name="P2"/>
      <text:p text:style-name="P2">By executing this command, you can obtain a report from the current node (this report will be written to UART):</text:p>
      <text:p text:style-name="P2"/>
      <text:p text:style-name="P2"><text:tab/><text:span text:style-name="T3">r</text:span></text:p>
      <text:p text:style-name="P2"/>
      <text:p text:style-name="P2">For example, you may see something this:</text:p>
      <text:p text:style-name="P2"/>
      <text:p text:style-name="P3"><text:tab/>Stats:</text:p>
      <text:p text:style-name="P3"><text:tab/>Sent: 3576</text:p>
      <text:p text:style-name="P3"><text:tab/>Received from: 19: 2491</text:p>
      <text:p text:style-name="P3"><text:soft-page-break/><text:tab/>Received from: 20: 3387</text:p>
      <text:p text:style-name="P3"><text:tab/>Received from: 22: 831</text:p>
      <text:p text:style-name="P3"><text:tab/>Driver stats: 5976, 2, 0, 0</text:p>
      <text:p text:style-name="P3"><text:tab/>Ready:</text:p>
      <text:p text:style-name="P2"/>
      <text:p text:style-name="P2">The first value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four numbers produced by querying the PHY with PHYSOPT_ERROR. They stand for, in this order:</text:p>
      <text:p text:style-name="P2"/>
      <text:list xml:id="list41554684" text:style-name="L2">
        <text:list-item>
          <text:p text:style-name="P7">The total number of activations of the receiver. This happens whenever the device thinks it perceives something looking like a packet.</text:p>
          <text:p text:style-name="P7"/>
        </text:list-item>
        <text:list-item>
          <text:p text:style-name="P7">The total number of cases when there was a CRC error (with the Network ID and packet length being formally correct).</text:p>
          <text:p text:style-name="P7"/>
        </text:list-item>
        <text:list-item>
          <text:p text:style-name="P7">The total number of cases when there was a length error (e.g., an odd length, packet formally too short).</text:p>
          <text:p text:style-name="P7"/>
        </text:list-item>
        <text:list-item>
          <text:p text:style-name="P7">The total number of cases when the Network ID was wrong. This is checked before CRC assessment.</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2">Here is a command to clear all the numbers:</text:p>
      <text:p text:style-name="P2"/>
      <text:p text:style-name="P2"><text:tab/><text:span text:style-name="T3">c</text:span></text:p>
      <text:p text:style-name="P2"/>
      <text:p text:style-name="P2">By executing it, you will zero out all counters, including the driver statistics.</text:p>
      <text:p text:style-name="P2"/>
      <text:p text:style-name="P2">More commands:</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sensor values. All numbers are in decimal. Note that stuffed words filled with random contents are not displayed.</text:p>
      <text:p text:style-name="P2"/>
      <text:p text:style-name="P2">The reports are cancelled with:</text:p>
      <text:p text:style-name="P2"/>
      <text:p text:style-name="P2"><text:soft-page-break/><text:tab/><text:span text:style-name="T3">n</text:span></text:p>
      <text:p text:style-name="P2"/>
      <text:p text:style-name="P2">Use this command:</text:p>
      <text:p text:style-name="P2"/>
      <text:p text:style-name="P2"><text:tab/><text:span text:style-name="T3">d</text:span></text:p>
      <text:p text:style-name="P2"/>
      <text:p text:style-name="P2">to put the node into power-down mode, and this one:</text:p>
      <text:p text:style-name="P2"/>
      <text:p text:style-name="P2"><text:tab/><text:span text:style-name="T3">u</text:span></text:p>
      <text:p text:style-name="P2"/>
      <text:p text:style-name="P2">to put it into power-up mode. Note that the mode the node has started in is determined by its HOST_ID.</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text:p>
      <text:p text:style-name="P2"/>
      <text:p text:style-name="P2">When compiled properly [<text:span text:style-name="T13">#define RADIO_OPTIONS ( ... + 0x40 ...)</text:span>], the CC1100 driver allows you to provide supplementary definitions for the chip's registers that override standard definitions (this is done via PHYSOPT_RESET). With this command:</text:p>
      <text:p text:style-name="P2"/>
      <text:p text:style-name="P2"><text:tab/><text:span text:style-name="T3">m </text:span><text:span text:style-name="T8">reg1 val1 ... regn val4</text:span></text:p>
      <text:p text:style-name="P2"/>
      <text:p text:style-name="P2">you can redefine the contents of indicated registers. The arguments are byte-sized hexadecimal values. Their total number must be even. The first value gives the register number, the second its new content. Every m command overrides the effect of the previous one. An empty argument list removes the supplementary definitions. </text:p>
      <text:p text:style-name="P2"/>
      <text:p text:style-name="P2">The interesting bit is that you can issue any of the above commands addressing it to a remote node (similar to Wlodek's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3"><text:tab/>S 19 s 512 4096 44 58</text:p>
      <text:p text:style-name="P3"><text:tab/>S 23 d<text:tab/><text:tab/><text:tab/><text:tab/><text:span text:style-name="T10">[putting node 23 into power-down mode]</text:span></text:p>
      <text:p text:style-name="P3"><text:tab/>S 19 q</text:p>
      <text:p text:style-name="P3"><text:tab/>S 25 p 6</text:p>
      <text:p text:style-name="P3"><text:tab/>S 21 m 1C 01 24 1F</text:p>
      <text:p text:style-name="P3"><text:soft-page-break/><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1024 1024 56 60</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
      <text:p text:style-name="P3"><text:tab/>Ready:</text:p>
      <text:p text:style-name="P3"><text:tab/>S 19 d</text:p>
      <text:p text:style-name="P3"><text:tab/>Ready:</text:p>
      <text:p text:style-name="P3"><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3"><text:tab/>Ready:</text:p>
      <text:p text:style-name="P3"><text:tab/>S 233 d</text:p>
      <text:p text:style-name="P3"><text:tab/>Ready:</text:p>
      <text:p text:style-name="P3"><text:tab/>Timeout reaching 233</text:p>
      <text:p text:style-name="P2"/>
      <text:p text:style-name="P2">A reply looks like the original command packet up to and including the SER field, with the command <text:soft-page-break/>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41570815" text:style-name="L3">
        <text:list-item>
          <text:p text:style-name="P8">formal error (probably cannot happen)</text:p>
        </text:list-item>
        <text:list-item>
          <text:p text:style-name="P8">no memory to acquire packet</text:p>
        </text:list-item>
        <text:list-item>
          <text:p text:style-name="P8">node busy with a previous command</text:p>
        </text:list-item>
        <text:list-item>
          <text:p text:style-name="P8">command syntax error</text:p>
        </text:list-item>
        <text:list-item>
          <text:p text:style-name="P8">node out of memory (umalloc failure)</text:p>
        </text:list-item>
        <text:list-item>
          <text:p text:style-name="P8">no room to run more threads</text:p>
        </text:list-item>
        <text:list-item>
          <text:p text:style-name="P8">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3"><text:tab/>Ready:</text:p>
      <text:p text:style-name="P3"><text:tab/>OK from 19:</text:p>
      <text:p text:style-name="P3"><text:tab/>Stats of node 19:</text:p>
      <text:p text:style-name="P3"><text:tab/>Sent: 2108</text:p>
      <text:p text:style-name="P3"><text:tab/>Received from 17: 3908</text:p>
      <text:p text:style-name="P3"><text:tab/>Received from 18: 2201</text:p>
      <text:p text:style-name="P3"><text:tab/>Driver stats: 6001, 4, 2, 1</text:p>
      <text:p text:style-name="P2"/>
      <text:p text:style-name="P2">This way you can conveniently collect all reports from one place.</text:p>
      <text:p text:style-name="P2"/>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h text:style-name="Heading_20_1" text:outline-level="1">Sample experiment</text:h>
      <text:p text:style-name="P2"/>
      <text:p text:style-name="P2">Compile the praxis:</text:p>
      <text:p text:style-name="P2"/>
      <text:p text:style-name="P3"><text:tab/>cd PICOS/PicOS/Apps/VUEE/RFTEST</text:p>
      <text:p text:style-name="P3"><text:tab/>mkmk WARSAW_ILS</text:p>
      <text:p text:style-name="P3"><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text:soft-page-break/></text:p>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p text:style-name="P2"/>
      <text:p text:style-name="P2"><text:tab/></text:p>
      <text:p text:style-name="P2"/>
      <text:p text:style-name="P2"/>
      <text:p text:style-name="P2"><text:tab/></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5-09T21:52:32.62</dc:date>
    <meta:editing-duration>PT09H14M30S</meta:editing-duration>
    <meta:editing-cycles>59</meta:editing-cycles>
    <meta:generator>OpenOffice.org/3.2$Win32 OpenOffice.org_project/320m12$Build-9483</meta:generator>
    <dc:creator>Pawel Gburzynski</dc:creator>
    <meta:document-statistic meta:table-count="0" meta:image-count="0" meta:object-count="0" meta:page-count="8" meta:paragraph-count="160" meta:word-count="2508" meta:character-count="14247"/>
    <meta:user-defined meta:name="Info 1"/>
    <meta:user-defined meta:name="Info 2"/>
    <meta:user-defined meta:name="Info 3"/>
    <meta:user-defined meta:name="Info 4"/>
  </office:meta>
</office:document-meta>
</file>